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7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Jewish 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Jacob S. Lowengrand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A prayer for a funeral/</text:p>
      <text:p text:style-name="P6">Uplift us unto Thee, O God! and let the contemplation of/ Thy ways temper our sorrows. <text:s/>We bound by a narrow/ horizon, we looking intently upon earth, as the heaven/ of our joys, are shrouded in darkness, when bereft of objects/ that brightened our path. <text:s/>In those days of utter/ desolation, open <text:span text:style-name="T2">Thou</text:span><text:span text:style-name="T4"> O Lord! the vaults of </text:span><text:span text:style-name="T5">Thy</text:span><text:span text:style-name="T6"> heaven, re-/-vealing to our minds the fulness of Divine justice./ <text:s/>Cause us then to feel the truth, which comforted the plaintive/ Seer of troubled Israel. <text:s/>"Thou dost not afflict willingly,/ nor aggrieve the children of men." <text:s/>The suffering that wrings/ our hearts, will heal our souls. <text:s/>It is thus O Sovereign/ Maker! that Thy creatures may bear the ills of life. <text:s/>It is/ thus that they are delivered from despair. <text:s/>Deign therefore/ to stretch forth Thy hand and raise this disconsolate family/ above their anguish. <text:s/>A mother sorely tried bends beneath/ the weight of her burden. <text:s/>A wife </text:span><text:span text:style-name="T3">whose</text:span><text:span text:style-name="T6"> the cup of whose domestic/ delights was dashed from her lips, his prostrate with the/ tender fruit of connubial affection. <text:s/>Relatives, who will/ yet scarce believe that the eyes beaming forth love are closed in death, turn/ tearfully to one another. <text:s/>Can I offer that mother the/</text:span></text:p>
      <text:p text:style-name="P6"><text:span text:style-name="T6"/></text:p>
      <text:p text:style-name="P6"><text:span text:style-name="T6">[Page 2]</text:span></text:p>
      <text:p text:style-name="P6"><text:span text:style-name="T6">the[sic!] support, she, above all, essentially needs? <text:s/>Can Thy/ powerless servant lend the </text:span><text:span text:style-name="T3">youthful widow</text:span><text:span text:style-name="T6"> her, alas widowed in youth counsel and protect/-ion? <text:s/>Can my voice arouse the relatives from their mental/ depression? <text:s/>Feeble is indeed the loudest of human </text:span><text:span text:style-name="T3">noise</text:span><text:span text:style-name="T6"> expression to call/ forth sentiments inspiriting the doleful and the mourners./ <text:s/>But Thou, O God! who art infinitely compassionate wilt/ aid man's sympathetic efforts. <text:s/>Thou canst speak through/ his utterances, so that he </text:span><text:soft-page-break/><text:span text:style-name="T6">may by them infuse hope into the/ hapless, </text:span><text:span text:style-name="T3">breathe</text:span><text:span text:style-name="T6"> consolation into </text:span><text:span text:style-name="T3">the gloomy</text:span><text:span text:style-name="T6"> those in consternation. <text:s/>Grant now that/ celestial assistance unto </text:span><text:span text:style-name="T3">Thy servant</text:span><text:span text:style-name="T6"> the stewards of Thy house. <text:s/>May he be enabled/ to lift up unto Thee the downcast. <text:s/>May he show that/ the disease, which carried hence an object dear to many, was/ the messenger of Thy will, widening the path which lends to/ immortality. <text:s/>May his endeavours be visibly blessed by/ the pious resignation of the survivors, by their steadfast ad-/-herence to Thy behests; by their devotion to the cause of humanity/ and charity. <text:s/>For verily O Lord! even the strokes of Thy hand lose/ much of their severity, while we direct the mind to benefit our/ fellow-mortals, and follow Thy fraternal directions. <text:s/>Diverted/ from the sad present, we picture to ourselves the future of others,/ we strive to brighten up, and our sorrows become lessened./ <text:s/>Grant that by those righteous means the untimely decease/</text:span></text:p>
      <text:p text:style-name="P6"><text:span text:style-name="T6"/></text:p>
      <text:p text:style-name="P6"><text:span text:style-name="T6">[Page 3]</text:span></text:p>
      <text:p text:style-name="P6"><text:span text:style-name="T6">of Jacob S. Lowengrand may be endured with religious fortitude,/ affording a foretaste of paradise in this world, and the/ assurance of Thy approval and Thy mercy, O God! in/ the world to com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04T15:39:24.28</meta:creation-date>
    <dc:date>2012-10-04T15:55:37.22</dc:date>
    <dc:creator>Penn Libraries</dc:creator>
    <meta:editing-duration>PT00H00M0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7" meta:word-count="646" meta:character-count="4174"/>
  </office:meta>
</office:document-meta>
</file>